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2">
        <text:h text:style-name="Heading_20_3" text:outline-level="3"><text:bookmark-start text:name="__RefHeading___Toc62836_1640206654"/><text:alphabetical-index-mark-start text:id="IMark92418188"/>Löschen von Dateien / Ordnern<text:bookmark-end text:name="__RefHeading___Toc62836_1640206654"/><text:alphabetical-index-mark-end text:id="IMark92418188"/></text:h>
        <text:p text:style-name="Textkörper_20_Einrückung_20_Organon">Um Dateien oder ganze Ordner zu löschen, kann man sie:</text:p>
        <text:p text:style-name="Textkörper_20_Einrückung_20_Organon">in den Papierkorb ziehen oder</text:p>
        <text:p text:style-name="Textkörper_20_Einrückung_20_Organon">auf ihr Icon einen Rechtsklick ausführen und „In den Papierkorb verschieben“ wählen.</text:p>
        <text:p text:style-name="Textkörper_20_Einrückung_20_Organon"/>
        <text:p text:style-name="Textkörper_20_Einrückung_20_Organon">Solange die Dateien im Papierkorb sind, können sie noch in das Projekt per Drag und Drop zurückgeholt werden. Erst das Leeren des Papierkorbs löscht sie unwiderruflich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8:27.664000000</dc:date>
    <meta:editing-duration>P0D</meta:editing-duration>
    <meta:editing-cycles>1</meta:editing-cycles>
    <meta:document-statistic meta:table-count="0" meta:image-count="0" meta:object-count="0" meta:page-count="1" meta:paragraph-count="5" meta:word-count="58" meta:character-count="364" meta:non-whitespace-character-count="311"/>
    <meta:generator>LibreOffice/5.0.4.2$Windows_x86 LibreOffice_project/2b9802c1994aa0b7dc6079e128979269cf95bc78</meta:generator>
  </office:meta>
</office:document-meta>
</file>